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63000002643F19DF8290CC4E4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6cm" fo:margin-top="0cm" fo:margin-bottom="0cm" table:align="center" style:writing-mode="lr-tb"/>
    </style:style>
    <style:style style:name="Table1.A" style:family="table-column">
      <style:table-column-properties style:column-width="3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text-properties style:font-name="Comic Sans M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Comic Sans MS" fo:font-size="10pt" officeooo:paragraph-rsid="00221e26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weight="bold" style:font-weight-asian="bold" style:font-name-complex="Calibri1"/>
    </style:style>
    <style:style style:name="P6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style:font-style-asian="italic"/>
    </style:style>
    <style:style style:name="P12" style:family="paragraph" style:parent-style-name="Standard">
      <style:paragraph-properties>
        <style:tab-stops>
          <style:tab-stop style:position="7.594cm"/>
        </style:tab-stops>
      </style:paragraph-properties>
    </style:style>
    <style:style style:name="P13" style:family="paragraph" style:parent-style-name="Standard">
      <style:text-properties officeooo:paragraph-rsid="00221e26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16" style:family="paragraph" style:parent-style-name="Standard">
      <style:text-properties style:font-name="Comic Sans MS" fo:font-size="10pt" officeooo:paragraph-rsid="00221e26" style:font-size-asian="10pt" style:font-size-complex="10pt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mic Sans MS" fo:font-size="10pt" fo:font-weight="bold" officeooo:paragraph-rsid="00221e26" style:font-name-asian="Times New Roman1" style:font-size-asian="10pt" style:language-asian="fr" style:country-asian="FR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mic Sans MS" fo:font-size="10pt" officeooo:paragraph-rsid="00221e26" style:font-name-asian="Times New Roman1" style:font-size-asian="10pt" style:language-asian="fr" style:country-asian="FR" style:font-name-complex="Times New Roman1" style:font-size-complex="10pt"/>
    </style:style>
    <style:style style:name="P20" style:family="paragraph" style:parent-style-name="Standard" style:list-style-name="WWNum3">
      <style:paragraph-properties fo:margin-top="0cm" fo:margin-bottom="0.282cm" loext:contextual-spacing="false" fo:line-height="108%" fo:hyphenation-ladder-count="no-limit"/>
      <style:text-properties style:font-name="Comic Sans MS" fo:font-size="10pt" officeooo:paragraph-rsid="002403c0" style:font-size-asian="10pt" style:font-size-complex="10pt" fo:hyphenate="false" fo:hyphenation-remain-char-count="2" fo:hyphenation-push-char-count="2"/>
    </style:style>
    <style:style style:name="P21" style:family="paragraph" style:parent-style-name="List_20_Paragraph" style:list-style-name="WWNum3">
      <style:text-properties style:font-name="Comic Sans MS" fo:font-size="10pt" officeooo:paragraph-rsid="00221e26" style:font-size-asian="10pt" style:font-size-complex="10pt"/>
    </style:style>
    <style:style style:name="P22" style:family="paragraph" style:parent-style-name="List_20_Paragraph" style:list-style-name="WWNum3">
      <style:text-properties style:font-name="Comic Sans MS" fo:font-size="10pt" officeooo:paragraph-rsid="002403c0" style:font-size-asian="10pt" style:font-size-complex="10pt"/>
    </style:style>
    <style:style style:name="P23" style:family="paragraph" style:parent-style-name="List_20_Paragraph">
      <style:text-properties style:font-name="Comic Sans MS" fo:font-size="10pt" officeooo:paragraph-rsid="00221e26" style:font-size-asian="10pt" style:font-size-complex="10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Comic Sans MS" fo:font-size="10pt" officeooo:paragraph-rsid="00221e26" style:font-size-asian="10pt" style:font-size-complex="10pt"/>
    </style:style>
    <style:style style:name="P25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style:font-name="Comic Sans MS" fo:font-size="10pt" style:font-size-asian="10pt" style:font-size-complex="10pt"/>
    </style:style>
    <style:style style:name="T3" style:family="text">
      <style:text-properties style:font-name="Comic Sans MS" fo:font-size="10pt" fo:font-style="italic" style:font-size-asian="10pt" style:font-style-asian="italic" style:font-size-complex="10pt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Calibri" fo:font-weight="bold" officeooo:rsid="0026fbf2" style:font-weight-asian="bold" style:font-name-complex="Calibri1"/>
    </style:style>
    <style:style style:name="T6" style:family="text">
      <style:text-properties style:font-name="Calibri" fo:font-weight="bold" officeooo:rsid="00291f57" style:font-weight-asian="bold" style:font-name-complex="Calibri1"/>
    </style:style>
    <style:style style:name="T7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T8" style:family="text">
      <style:text-properties style:font-name="Calibri" fo:font-size="11pt" fo:font-style="italic" style:text-underline-style="solid" style:text-underline-width="auto" style:text-underline-color="font-color" fo:font-weight="bold" officeooo:rsid="002403c0" style:font-size-asian="11pt" style:font-style-asian="italic" style:font-weight-asian="bold" style:font-name-complex="Calibri1" style:font-size-complex="11pt"/>
    </style:style>
    <style:style style:name="T9" style:family="text">
      <style:text-properties style:font-name="Calibri" fo:font-size="11pt" fo:font-style="italic" style:font-size-asian="11pt" style:font-style-asian="italic" style:font-name-complex="Calibri1" style:font-size-complex="11pt"/>
    </style:style>
    <style:style style:name="T10" style:family="text">
      <style:text-properties style:font-name="Calibri" fo:font-size="11pt" fo:font-style="italic" officeooo:rsid="002403c0" style:font-size-asian="11pt" style:font-style-asian="italic" style:font-name-complex="Calibri1" style:font-size-complex="11pt"/>
    </style:style>
    <style:style style:name="T11" style:family="text">
      <style:text-properties style:font-name="Calibri" fo:font-size="11pt" fo:font-style="italic" officeooo:rsid="0025a26b" style:font-size-asian="11pt" style:font-style-asian="italic" style:font-name-complex="Calibri1" style:font-size-complex="11pt"/>
    </style:style>
    <style:style style:name="T12" style:family="text">
      <style:text-properties style:font-name="Calibri" fo:font-size="11pt" style:font-name-asian="Calibri1" style:font-size-asian="11pt" style:language-asian="ar" style:country-asian="SA" style:font-name-complex="Calibri1" style:font-size-complex="11pt"/>
    </style:style>
    <style:style style:name="T13" style:family="text">
      <style:text-properties style:font-name="Calibri" fo:font-size="11pt" style:font-size-asian="11pt" style:font-name-complex="Calibri1" style:font-size-complex="11pt"/>
    </style:style>
    <style:style style:name="T14" style:family="text">
      <style:text-properties style:font-name="Calibri" style:font-name-asian="Calibri1" style:language-asian="en" style:country-asian="US" style:font-name-complex="Calibri1"/>
    </style:style>
    <style:style style:name="T15" style:family="text">
      <style:text-properties style:font-name="Calibri" officeooo:rsid="001b70fa" style:font-name-asian="Calibri1" style:language-asian="en" style:country-asian="US" style:font-name-complex="Calibri1"/>
    </style:style>
    <style:style style:name="T16" style:family="text">
      <style:text-properties style:font-name="Calibri" officeooo:rsid="002403c0" style:font-name-asian="Calibri1" style:language-asian="en" style:country-asian="US" style:font-name-complex="Calibri1"/>
    </style:style>
    <style:style style:name="T17" style:family="text">
      <style:text-properties style:font-name="Calibri" fo:font-style="italic" style:font-name-asian="Calibri1" style:language-asian="en" style:country-asian="US" style:font-style-asian="italic" style:font-name-complex="Calibri1"/>
    </style:style>
    <style:style style:name="T18" style:family="text">
      <style:text-properties style:font-name="Calibri" fo:font-style="italic" officeooo:rsid="0025db4c" style:font-name-asian="Calibri1" style:language-asian="en" style:country-asian="US" style:font-style-asian="italic" style:font-name-complex="Calibri1"/>
    </style:style>
    <style:style style:name="T19" style:family="text">
      <style:text-properties style:font-name="Calibri" fo:font-style="normal" officeooo:rsid="0025db4c" style:font-name-asian="Calibri1" style:language-asian="en" style:country-asian="US" style:font-style-asian="normal" style:font-name-complex="Calibri1" style:font-style-complex="normal"/>
    </style:style>
    <style:style style:name="T20" style:family="text">
      <style:text-properties officeooo:rsid="001e1fb4"/>
    </style:style>
    <style:style style:name="T21" style:family="text">
      <style:text-properties style:text-position="super 58%" style:font-name="Calibri" style:font-name-asian="Calibri1" style:language-asian="en" style:country-asian="US" style:font-name-complex="Calibri1"/>
    </style:style>
    <style:style style:name="T22" style:family="text">
      <style:text-properties style:text-position="super 58%" style:font-name="Calibri" officeooo:rsid="002a55bf" style:font-name-asian="Calibri1" style:language-asian="en" style:country-asian="US" style:font-name-complex="Calibri1"/>
    </style:style>
    <style:style style:name="T23" style:family="text">
      <style:text-properties style:font-name="Symbol" fo:font-size="11pt" style:font-name-asian="Symbol1" style:font-size-asian="11pt" style:language-asian="ar" style:country-asian="SA" style:font-name-complex="Symbol1" style:font-size-complex="11pt"/>
    </style:style>
    <style:style style:name="T24" style:family="text">
      <style:text-properties officeooo:rsid="002403c0"/>
    </style:style>
    <style:style style:name="T25" style:family="text">
      <style:text-properties style:font-name-asian="Calibri1" style:language-asian="en" style:country-asian="US" style:font-name-complex="Calibri1"/>
    </style:style>
    <style:style style:name="T26" style:family="text">
      <style:text-properties officeooo:rsid="002403c0" style:font-name-asian="Calibri1" style:language-asian="en" style:country-asian="US" style:font-name-complex="Calibri1"/>
    </style:style>
    <style:style style:name="T27" style:family="text">
      <style:text-properties officeooo:rsid="0025db4c" style:font-name-asian="Calibri1" style:language-asian="en" style:country-asian="US" style:font-name-complex="Calibri1"/>
    </style:style>
    <style:style style:name="T28" style:family="text">
      <style:text-properties style:font-name-asian="Calibri1" style:language-asian="ar" style:country-asian="SA" style:font-name-complex="Calibri1"/>
    </style:style>
    <style:style style:name="T29" style:family="text">
      <style:text-properties officeooo:rsid="0025db4c" style:font-name-asian="Calibri1" style:language-asian="ar" style:country-asian="SA" style:font-name-complex="Calibri1"/>
    </style:style>
    <style:style style:name="T30" style:family="text">
      <style:text-properties officeooo:rsid="002a55bf" style:font-name-asian="Calibri1" style:language-asian="ar" style:country-asian="SA" style:font-name-complex="Calibri1"/>
    </style:style>
    <style:style style:name="T31" style:family="text">
      <style:text-properties officeooo:rsid="0024a662"/>
    </style:style>
    <style:style style:name="T32" style:family="text">
      <style:text-properties officeooo:rsid="0025db4c"/>
    </style:style>
    <style:style style:name="T33" style:family="text">
      <style:text-properties officeooo:rsid="0027a8a8"/>
    </style:style>
    <style:style style:name="T34" style:family="text">
      <style:text-properties officeooo:rsid="0027d1ba"/>
    </style:style>
    <style:style style:name="T35" style:family="text">
      <style:text-properties officeooo:rsid="0029d34f"/>
    </style:style>
    <style:style style:name="T36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3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>DST Mathématiques</text:p>
      <text:p text:style-name="P10"/>
      <text:p text:style-name="P9"><text:span text:style-name="T1"><text:tab/></text:span><text:span text:style-name="T4">Durée : 1 h </text:span><text:span text:style-name="T5">45</text:span></text:p>
      <text:p text:style-name="P14"/>
      <text:p text:style-name="P10"/>
      <text:p text:style-name="P11">Présentation et orthographe seront pris en compte dans le barème de notation.</text:p>
      <text:p text:style-name="P11">Les calculatrices graphiques sont autorisées pour ce sujet.</text:p>
      <text:p text:style-name="P11"/>
      <text:p text:style-name="P1"><text:span text:style-name="T7">EXERCICE 1 :</text:span><text:span text:style-name="T9"> </text:span><text:span text:style-name="T10">10</text:span><text:span text:style-name="T9"> points</text:span></text:p>
      <text:p text:style-name="P7"/>
      <text:p text:style-name="P4">Afin de centrer les lunettes en face des pupilles, les opticiens s’intéressent à « l’écart pupillaire ». Il est ainsi mesuré en millimètres.</text:p>
      <text:p text:style-name="P4"/>
      <text:p text:style-name="P13"><text:span text:style-name="T2">On a mesuré cet écartement, désigné par </text:span><text:span text:style-name="T3">e</text:span><text:span text:style-name="T2">, pour 50 femmes et les résultats statistiques sont donnés ci-dessous avec une répartition en classes :</text:span></text:p>
      <text:p text:style-name="P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8">e ( en mm )</text:p>
          </table:table-cell>
          <table:table-cell table:style-name="Table1.A1" office:value-type="string">
            <text:p text:style-name="P18">Effectif</text:p>
          </table:table-cell>
        </table:table-row>
        <table:table-row table:style-name="Table1.1">
          <table:table-cell table:style-name="Table1.A1" office:value-type="string">
            <text:p text:style-name="P19">[55 ; 56.5 [</text:p>
          </table:table-cell>
          <table:table-cell table:style-name="Table1.A1" office:value-type="string">
            <text:p text:style-name="P19">2</text:p>
          </table:table-cell>
        </table:table-row>
        <table:table-row table:style-name="Table1.1">
          <table:table-cell table:style-name="Table1.A1" office:value-type="string">
            <text:p text:style-name="P19">[56.5 ; 58 [</text:p>
          </table:table-cell>
          <table:table-cell table:style-name="Table1.A1" office:value-type="string">
            <text:p text:style-name="P19">3</text:p>
          </table:table-cell>
        </table:table-row>
        <table:table-row table:style-name="Table1.1">
          <table:table-cell table:style-name="Table1.A1" office:value-type="string">
            <text:p text:style-name="P19">[58 ; 59.5 [</text:p>
          </table:table-cell>
          <table:table-cell table:style-name="Table1.A1" office:value-type="string">
            <text:p text:style-name="P19">4</text:p>
          </table:table-cell>
        </table:table-row>
        <table:table-row table:style-name="Table1.1">
          <table:table-cell table:style-name="Table1.A1" office:value-type="string">
            <text:p text:style-name="P19">[59.5 ; 61 [</text:p>
          </table:table-cell>
          <table:table-cell table:style-name="Table1.A1" office:value-type="string">
            <text:p text:style-name="P19">7</text:p>
          </table:table-cell>
        </table:table-row>
        <table:table-row table:style-name="Table1.1">
          <table:table-cell table:style-name="Table1.A1" office:value-type="string">
            <text:p text:style-name="P19">[61 ; 62.5 [</text:p>
          </table:table-cell>
          <table:table-cell table:style-name="Table1.A1" office:value-type="string">
            <text:p text:style-name="P19">9</text:p>
          </table:table-cell>
        </table:table-row>
        <table:table-row table:style-name="Table1.1">
          <table:table-cell table:style-name="Table1.A1" office:value-type="string">
            <text:p text:style-name="P19"><text:s/>[62.5 ; 64 [</text:p>
          </table:table-cell>
          <table:table-cell table:style-name="Table1.A1" office:value-type="string">
            <text:p text:style-name="P19">8</text:p>
          </table:table-cell>
        </table:table-row>
        <table:table-row table:style-name="Table1.1">
          <table:table-cell table:style-name="Table1.A1" office:value-type="string">
            <text:p text:style-name="P19">[64 ; 65.5 [</text:p>
          </table:table-cell>
          <table:table-cell table:style-name="Table1.A1" office:value-type="string">
            <text:p text:style-name="P19">7</text:p>
          </table:table-cell>
        </table:table-row>
        <table:table-row table:style-name="Table1.1">
          <table:table-cell table:style-name="Table1.A1" office:value-type="string">
            <text:p text:style-name="P19">[65.5 ; 67 [</text:p>
          </table:table-cell>
          <table:table-cell table:style-name="Table1.A1" office:value-type="string">
            <text:p text:style-name="P19">5</text:p>
          </table:table-cell>
        </table:table-row>
        <table:table-row table:style-name="Table1.1">
          <table:table-cell table:style-name="Table1.A1" office:value-type="string">
            <text:p text:style-name="P19">[67 ; 68.5 [</text:p>
          </table:table-cell>
          <table:table-cell table:style-name="Table1.A1" office:value-type="string">
            <text:p text:style-name="P19">3</text:p>
          </table:table-cell>
        </table:table-row>
        <table:table-row table:style-name="Table1.1">
          <table:table-cell table:style-name="Table1.A1" office:value-type="string">
            <text:p text:style-name="P19">[68.5 ; 70 <text:span text:style-name="T34">[</text:span></text:p>
          </table:table-cell>
          <table:table-cell table:style-name="Table1.A1" office:value-type="string">
            <text:p text:style-name="P19">2</text:p>
          </table:table-cell>
        </table:table-row>
      </table:table>
      <text:p text:style-name="P4"/>
      <text:p text:style-name="P4"/>
      <text:p text:style-name="P4"/>
      <text:list xml:id="list4029377671" text:style-name="WWNum3">
        <text:list-item>
          <text:p text:style-name="P21">Quel est la pourcentage de femmes ayant un écart pupillaire strictement inférieur à 61 mm ? <text:s text:c="4"/><text:span text:style-name="T32">(1 point)</text:span> <text:s text:c="4"/></text:p>
        </text:list-item>
      </text:list>
      <text:p text:style-name="P23"/>
      <text:list xml:id="list104821042002483" text:continue-numbering="true" text:style-name="WWNum3">
        <text:list-item>
          <text:p text:style-name="P21">Dresser le tableau des effectifs cumulés croissants (ECC) <text:span text:style-name="T24">et décroissants (ECD). </text:span></text:p>
        </text:list-item>
      </text:list>
      <text:p text:style-name="P24"><text:s text:c="12"/><text:span text:style-name="T32">(2 points)</text:span></text:p>
      <text:p text:style-name="P24"/>
      <text:list xml:id="list104822434382302" text:continue-numbering="true" text:style-name="WWNum3">
        <text:list-item>
          <text:p text:style-name="P20"><text:span text:style-name="T25">Définir </text:span><text:span text:style-name="T26">la médiane </text:span><text:span text:style-name="T27">par une phrase</text:span><text:span text:style-name="T26">. <text:s text:c="4"/></text:span><text:span text:style-name="T27">(1 point)</text:span><text:span text:style-name="T26"> </text:span></text:p>
        </text:list-item>
        <text:list-item>
          <text:p text:style-name="P22"><text:span text:style-name="T14">Déterminer graphiquement une valeur approchée de la médiane après avoir </text:span><text:span text:style-name="T15">représenté</text:span><text:span text:style-name="T14"> </text:span><text:span text:style-name="T15">les polygones </text:span><text:span text:style-name="T14">des effectifs cumulés </text:span><text:span text:style-name="T25">dans un repère orthogonal </text:span><text:span text:style-name="T16">(</text:span>unités graphique : 1 cm pour 1 mm en abscisse et 1 cm pour 5 en ordonnée). <text:s text:c="4"/><text:span text:style-name="T32">(2 points)</text:span></text:p>
          <text:p text:style-name="P22"/>
        </text:list-item>
        <text:list-item>
          <text:p text:style-name="P20"><text:span text:style-name="T14">Déterminer, par le calcul, une valeur approchée, arrondie à 10</text:span><text:span text:style-name="T21">-</text:span><text:span text:style-name="T22">3</text:span><text:span text:style-name="T14"> près, de la médiane. </text:span><text:span text:style-name="T17">Le détail du raisonnement est demandé. <text:s text:c="4"/></text:span><text:span text:style-name="T19">(2 points)</text:span></text:p>
        </text:list-item>
        <text:list-item>
          <text:p text:style-name="P20"><text:span text:style-name="T28">Calculer la <text:s/>moyenne </text:span><text:span text:style-name="T12"><draw:frame draw:style-name="fr2" draw:name="1" text:anchor-type="as-char" svg:width="0.397cm" svg:height="0.45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<text:s/></text:span><text:span text:style-name="T28">et l’écart type <text:s/></text:span><text:span text:style-name="T23"></text:span><text:span text:style-name="T28"> <text:s/>de cette série </text:span><text:span text:style-name="T30">(arrondir au millième)</text:span><text:span text:style-name="T28">. <text:s text:c="8"/></text:span><text:span text:style-name="T29">(2 points)</text:span></text:p>
        </text:list-item>
      </text:list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/></text:p>
      <text:p text:style-name="P1"><text:span text:style-name="T7">EXERCICE </text:span><text:span text:style-name="T8">2</text:span><text:span text:style-name="T7"> :</text:span><text:span text:style-name="T9"> <text:s/></text:span><text:span text:style-name="T11">10</text:span><text:span text:style-name="T9"> points</text:span></text:p>
      <text:p text:style-name="P7"/>
      <text:p text:style-name="P6">Résoudre les inéquations suivantes :</text:p>
      <text:p text:style-name="P6"/>
      <text:p text:style-name="Standard"><text:span text:style-name="T13">1. </text:span><draw:frame draw:style-name="fr3" draw:name="6" text:anchor-type="as-char" svg:y="-0.437cm" svg:width="2.658cm" svg:height="0.527cm" draw:z-index="4"><draw:object xlink:href="./Object 7" xlink:type="simple" xlink:show="embed" xlink:actuate="onLoad"/><draw:image xlink:href="./ObjectReplacements/Object 7" xlink:type="simple" xlink:show="embed" xlink:actuate="onLoad"/></draw:frame><text:s text:c="3"/><text:span text:style-name="T35">(1,5 points)</text:span></text:p>
      <text:p text:style-name="P6"/>
      <text:p text:style-name="Standard"><text:span text:style-name="T13">2. </text:span><draw:frame draw:style-name="fr2" draw:name="7" text:anchor-type="as-char" svg:width="2.723cm" svg:height="1.078cm" draw:z-index="5"><draw:object xlink:href="./Object 8" xlink:type="simple" xlink:show="embed" xlink:actuate="onLoad"/><draw:image xlink:href="./ObjectReplacements/Object 8" xlink:type="simple" xlink:show="embed" xlink:actuate="onLoad"/></draw:frame><text:s text:c="3"/><text:span text:style-name="T35">(1,5 points)</text:span></text:p>
      <text:p text:style-name="P6"/>
      <text:p text:style-name="Standard"><text:span text:style-name="T13">3. </text:span><draw:frame draw:style-name="fr2" draw:name="8" text:anchor-type="as-char" svg:width="4.389cm" svg:height="0.67cm" draw:z-index="6"><draw:object xlink:href="./Object 9" xlink:type="simple" xlink:show="embed" xlink:actuate="onLoad"/><draw:image xlink:href="./ObjectReplacements/Object 9" xlink:type="simple" xlink:show="embed" xlink:actuate="onLoad"/></draw:frame><text:s text:c="3"/><text:span text:style-name="T35">(2 points)</text:span></text:p>
      <text:p text:style-name="P6"/>
      <text:p text:style-name="Standard"><text:span text:style-name="T13">4. </text:span><draw:frame draw:style-name="fr3" draw:name="9" text:anchor-type="as-char" svg:y="-0.681cm" svg:width="3.173cm" svg:height="1.058cm" draw:z-index="7"><draw:object xlink:href="./Object 10" xlink:type="simple" xlink:show="embed" xlink:actuate="onLoad"/><draw:image xlink:href="./ObjectReplacements/Object 10" xlink:type="simple" xlink:show="embed" xlink:actuate="onLoad"/></draw:frame><text:s text:c="3"/><text:span text:style-name="T35">(2,5 points)</text:span></text:p>
      <text:p text:style-name="P6"/>
      <text:p text:style-name="Standard"><text:span text:style-name="T13">5. </text:span><draw:frame draw:style-name="fr3" draw:name="10" text:anchor-type="as-char" svg:y="-0.684cm" svg:width="3.801cm" svg:height="1.155cm" draw:z-index="8"><draw:object xlink:href="./Object 11" xlink:type="simple" xlink:show="embed" xlink:actuate="onLoad"/><draw:image xlink:href="./ObjectReplacements/Object 11" xlink:type="simple" xlink:show="embed" xlink:actuate="onLoad"/></draw:frame><text:s text:c="3"/><text:span text:style-name="T35">(2,5 points)</text:span></text:p>
      <text:p text:style-name="P2"/>
      <text:p text:style-name="P2"/>
      <text:p text:style-name="Standard"/>
      <text:p text:style-name="Standard"/>
      <text:p text:style-name="Standard"/>
      <text:p text:style-name="P8"/>
      <text:p text:style-name="Standard"/>
      <text:p text:style-name="P12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weight="bold" style:font-weight-asian="bold" style:font-name-complex="Calibri1"/>
    </style:style>
    <style:style style:name="MT1" style:family="text">
      <style:text-properties style:font-name="Comic Sans MS" fo:font-size="1pt"/>
    </style:style>
    <style:style style:name="MT2" style:family="text">
      <style:text-properties style:font-name="Calibri" fo:font-weight="bold" style:font-weight-asian="bold" style:font-name-complex="Calibri1"/>
    </style:style>
    <style:style style:name="MT3" style:family="text">
      <style:text-properties style:font-name="Calibri" fo:font-weight="bold" officeooo:rsid="00291f57" style:font-weight-asian="bold" style:font-name-complex="Calibri1"/>
    </style:style>
    <style:style style:name="MT4" style:family="text">
      <style:text-properties officeooo:rsid="0024a662"/>
    </style:style>
    <style:style style:name="MT5" style:family="text">
      <style:text-properties officeooo:rsid="001e1fb4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25164554" draw:style-name="Mgr1" draw:text-style-name="MP2" svg:width="19.975cm" svg:height="3.574cm" draw:transform="skewX (1.04317148859409E-016) rotate (0.785398163397448) translate (0.174625cm 17.4898888888889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9"><draw:image xlink:href="Pictures/1000000000000263000002643F19DF8290CC4E41.jpg" xlink:type="simple" xlink:show="embed" xlink:actuate="onLoad" loext:mime-type="image/jpeg"/><svg:desc>ECUSSON LOGO</svg:desc></draw:frame><text:s text:c="87"/><text:span text:style-name="MT2">Classe : T</text:span><text:span text:style-name="MT3">OP</text:span><text:span text:style-name="MT2"> 1</text:span></text:p>
        <text:p text:style-name="MP3"><text:tab/>Date : <text:span text:style-name="MT4">Novembre</text:span> 201<text:span text:style-name="MT5">9</text:span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24</meta:editing-cycles>
    <meta:creation-date>2018-10-02T13:14:00</meta:creation-date>
    <dc:date>2019-11-09T10:48:20.616595008</dc:date>
    <meta:editing-duration>PT1H26M23S</meta:editing-duration>
    <meta:generator>LibreOffice/6.0.7.3$Linux_X86_64 LibreOffice_project/00m0$Build-3</meta:generator>
    <meta:document-statistic meta:table-count="1" meta:image-count="1" meta:object-count="6" meta:page-count="2" meta:paragraph-count="46" meta:word-count="289" meta:character-count="1641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 stretchy="false">¯</mo>
        </mover>
      </mstyle>
      <mrow/>
    </mrow>
    <annotation encoding="StarMath 5.0"> size 12{ { bar  {x}}} {}</annotation>
  </semantics>
</math>
</file>

<file path=Object 10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−</mo>
            <mn>12</mn>
          </mrow>
          <mrow>
            <mi>x</mi>
            <mo stretchy="false">+</mo>
            <mn>16</mn>
          </mrow>
        </mrow>
        <mrow>
          <mn>4</mn>
          <mo stretchy="false">−</mo>
          <mi>x</mi>
        </mrow>
      </mfrac>
      <mo stretchy="false">&gt;</mo>
      <mn>1</mn>
    </mrow>
    <annotation encoding="StarMath 5.0">{2x^2-12x+16} over {4-x} &gt; 1</annotation>
  </semantics>
</math>
</file>

<file path=Object 11/content.xml><?xml version="1.0" encoding="utf-8"?>
<math xmlns="http://www.w3.org/1998/Math/MathML" display="block">
  <semantics>
    <mrow>
      <mstyle mathsize="12pt">
        <mrow>
          <mfrac>
            <mrow>
              <mrow>
                <msup>
                  <mi>x</mi>
                  <mstyle mathsize="8pt">
                    <mn>2</mn>
                  </mstyle>
                </msup>
                <mo stretchy="false">−</mo>
                <mn>4</mn>
              </mrow>
              <mrow>
                <mi>x</mi>
                <mo stretchy="false">−</mo>
                <mn>5</mn>
              </mrow>
            </mrow>
            <mrow>
              <mo stretchy="false">(</mo>
              <mrow>
                <mn>1</mn>
                <mo stretchy="false">−</mo>
                <mi>x</mi>
              </mrow>
              <mo stretchy="false">)</mo>
              <mrow>
                <mo stretchy="false">(</mo>
                <mo stretchy="false">−</mo>
                <mn>2</mn>
              </mrow>
              <mrow>
                <mi>x</mi>
                <mo stretchy="false">+</mo>
                <mn>3</mn>
              </mrow>
              <msup>
                <mo stretchy="false">)</mo>
                <mstyle mathsize="8pt">
                  <mn>2</mn>
                </mstyle>
              </msup>
            </mrow>
          </mfrac>
          <mo stretchy="false">&gt;</mo>
          <mn>0</mn>
        </mrow>
      </mstyle>
      <mrow/>
    </mrow>
    <annotation encoding="StarMath 5.0"> size 12{ {  {x rSup { size 8{2} }  - 4x - 5}  over  { \( 1 - x \)  \(  - 2x+3 \)  rSup { size 8{2} } } } &gt;0} {}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row>
        <mrow>
          <mi>x</mi>
          <mo stretchy="false">+</mo>
          <mn>18</mn>
        </mrow>
        <mo stretchy="false">⩽</mo>
        <mn>0</mn>
      </mrow>
    </mrow>
    <annotation encoding="StarMath 5.0"> x^2+4x+18 leslant 0 </annotation>
  </semantics>
</math>
</file>

<file path=Object 8/content.xml><?xml version="1.0" encoding="utf-8"?>
<math xmlns="http://www.w3.org/1998/Math/MathML" display="block">
  <semantics>
    <mrow>
      <mstyle mathsize="12pt">
        <mrow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  <mo stretchy="false">−</mo>
              <mfrac>
                <mn>3</mn>
                <mn>4</mn>
              </mfrac>
            </mrow>
            <mo stretchy="false">≥</mo>
            <mn>0</mn>
          </mrow>
        </mrow>
      </mstyle>
      <mrow/>
    </mrow>
    <annotation encoding="StarMath 5.0"> size 12{2x - x rSup { size 8{2} }  -  {  {3}  over  {4} }  &gt;= 0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(</mo>
          <mrow>
            <mn>2</mn>
            <mo stretchy="false">−</mo>
            <mi>x</mi>
          </mrow>
          <mo stretchy="false">)</mo>
          <mrow>
            <mo stretchy="false">(</mo>
            <mo stretchy="false">−</mo>
            <mn>2</mn>
          </mrow>
          <mrow>
            <msup>
              <mi>x</mi>
              <mstyle mathsize="8pt">
                <mn>2</mn>
              </mstyle>
            </msup>
            <mo stretchy="false">+</mo>
            <mn>3</mn>
          </mrow>
          <mrow>
            <mi>x</mi>
            <mo stretchy="false">−</mo>
            <mn>1</mn>
          </mrow>
          <mrow>
            <mo stretchy="false">)</mo>
            <mo stretchy="false">≤</mo>
            <mn>0</mn>
          </mrow>
        </mrow>
      </mstyle>
      <mrow/>
    </mrow>
    <annotation encoding="StarMath 5.0"> size 12{ \( 2 - x \)  \(  - 2x rSup { size 8{2} } +3x - 1 \)  &lt;= 0} {}</annotation>
  </semantics>
</math>
</file>